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officeooo:rsid="00178221" officeooo:paragraph-rsid="00178221" style:font-weight-asian="bold" style:font-weight-complex="bold"/>
    </style:style>
    <style:style style:name="P2" style:family="paragraph" style:parent-style-name="Text_20_body">
      <style:text-properties fo:font-weight="normal" officeooo:rsid="0017fc35" officeooo:paragraph-rsid="0017fc35" style:font-weight-asian="normal" style:font-weight-complex="normal"/>
    </style:style>
    <style:style style:name="P3" style:family="paragraph" style:parent-style-name="Text_20_body" style:list-style-name="L1">
      <style:text-properties style:text-underline-style="solid" style:text-underline-width="auto" style:text-underline-color="font-color" fo:font-weight="normal" officeooo:rsid="0017fc35" officeooo:paragraph-rsid="0017fc35" style:font-weight-asian="normal" style:font-weight-complex="normal"/>
    </style:style>
    <style:style style:name="P4" style:family="paragraph" style:parent-style-name="Text_20_body" style:list-style-name="L1">
      <style:text-properties style:text-underline-style="solid" style:text-underline-width="auto" style:text-underline-color="font-color" fo:font-weight="bold" officeooo:rsid="0017fc35" officeooo:paragraph-rsid="0017fc35" style:font-weight-asian="bold" style:font-weight-complex="bold"/>
    </style:style>
    <style:style style:name="T1" style:family="text">
      <style:text-properties fo:font-variant="normal" fo:text-transform="none" fo:color="#424242" style:font-name="Verdana" fo:font-size="9.75pt" fo:letter-spacing="normal" fo:font-style="normal"/>
    </style:style>
    <style:style style:name="T2" style:family="text">
      <style:text-properties fo:font-variant="normal" fo:text-transform="none" fo:color="#424242" style:font-name="Verdana" fo:font-size="9.75pt" fo:letter-spacing="normal" fo:font-style="normal" fo:font-weight="normal" officeooo:rsid="0016d137"/>
    </style:style>
    <style:style style:name="T3" style:family="text">
      <style:text-properties fo:font-variant="normal" fo:text-transform="none" fo:color="#424242" style:font-name="Verdana" fo:font-size="9.75pt" fo:letter-spacing="normal" fo:font-style="normal" officeooo:rsid="0016d137"/>
    </style:style>
    <style:style style:name="T4" style:family="text">
      <style:text-properties officeooo:rsid="001865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iva, One of the third god in Hindu “Triumvirate”. The Triumvirate consists of three god who are responsible for creation, upkeep and destruction of the world. They are, Brahma, Vishnu and Shiva. Brahma- The Creator, Vishnu-The Up-keeper and Shiva-The Destruction. Shiva’s main role is to destruct what Brahma created and Vishnu preserved to re-create it in the universe.</text:p>
      <text:p text:style-name="Text_20_body">According to Hindu belief, the destruction is not arbitrary, but constructive. Shiva is therefore seen as the source of both good and evil and is regarded as the one who combines many contradictory elements. Shiva is known to have untamed passion, which leads him to extremes in his <text:span text:style-name="T4">behavior</text:span>, sometimes an ascetic, abstaining from all wordly pleasures and sometime a hedonist, a pleasure seeker.</text:p>
      <text:p text:style-name="Text_20_body">His relationship with his wife, Parvati which brings him balance. Their union allows him to be an ascetic and a lover, but within the bounds of marriage.<text:span text:style-name="T2"> </text:span></text:p>
      <text:p text:style-name="Text_20_body"><text:span text:style-name="T2"/></text:p>
      <text:p text:style-name="P1"><text:span text:style-name="T3">W</text:span><text:span text:style-name="T1">hat does Shiva look like?</text:span></text:p>
      <text:p text:style-name="P2"><text:span text:style-name="T1">Lord Shiva is represented as a man with blue face and throat. His actual body is white but images often show him with a blue body too. </text:span></text:p>
      <text:list xml:id="list3616910315" text:style-name="L1">
        <text:list-item>
          <text:p text:style-name="P4"><text:span text:style-name="T1">A third Eye:</text:span></text:p>
          <text:p text:style-name="P3"><text:span text:style-name="T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1:17:32.582598057</meta:creation-date>
    <dc:date>2019-03-05T19:33:11.595339239</dc:date>
    <meta:editing-duration>PT24M32S</meta:editing-duration>
    <meta:editing-cycles>4</meta:editing-cycles>
    <meta:generator>LibreOffice/6.0.7.3$Linux_X86_64 LibreOffice_project/00m0$Build-3</meta:generator>
    <meta:document-statistic meta:table-count="0" meta:image-count="0" meta:object-count="0" meta:page-count="1" meta:paragraph-count="7" meta:word-count="186" meta:character-count="1095" meta:non-whitespace-character-count="915"/>
  </office:meta>
</office:document-meta>
</file>